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geral de definição de escopo</text:p>
      <text:p text:style-name="P2"/>
      <text:p text:style-name="P2">Integrantes:</text:p>
      <text:p text:style-name="P3">Daniel de Oliveira Vasconcelos</text:p>
      <text:p text:style-name="P3">Yuri Matheus Dias</text:p>
      <text:p text:style-name="P3">Lucas de Assis Rosa</text:p>
      <text:p text:style-name="P3">Lucas Henrique N. de Oliveira</text:p>
      <text:p text:style-name="P3">Marcos Vinicius</text:p>
      <text:p text:style-name="P3">Rafael Canêdo</text:p>
      <text:p text:style-name="P3"/>
      <text:p text:style-name="P2">Nome: <text:span text:style-name="T1">Sistema de vendas e reserva de ingressos</text:span></text:p>
      <text:p text:style-name="P3"/>
      <text:p text:style-name="P2">Descrição: <text:span text:style-name="T1">O sistema de vendas e reserva de ingressos (SVRI) possibilita que uma pessoa compre um ingresso para o cinema/teatro via web. Desta forma, ela não precisaria ficar na fila para comprar sua entrada, podendo chegar no estabelecimento e ir direto para a sala, isso devido ao sistema possibilitar que a pessoa imprima seu ingresso em casa. Entretanto, uma pessoa que optar por não imprimir o ingresso em casa pode fazer a reserva de seu lugar, não tendo que se preocupar se uma determinada sessão para um filme/peça estará lotada. Nesta segunda situação, <text:s/>o espectador irá realizar a reserva pelo sistema e depois irá retirar seu ingresso físico no próprio estabelecimento. Então, uma pessoa poderia comprar um ingresso online e imprimí-lo ou reservar um lugar e resgatar seu ingresso no estabelecimento. Com este sistema garante-se maior comodidade por parte do cliente por não ter que ficar muito tempo esperando na fila por seu ingresso e uma redução no custo com recursos humanos para atender as filas enormes de clientes e de espaço físico para acomodar tantas pesso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3-28T19:43:09.33</meta:creation-date>
    <dc:date>2015-03-28T20:22:34.03</dc:date>
    <dc:creator>Daniel de Oliveira Vasconcelos</dc:creator>
    <meta:editing-duration>PT23M29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10" meta:word-count="212" meta:character-count="1300"/>
  </office:meta>
</office:document-meta>
</file>